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F000000ECBEAFFD9D39FA09DA.png" manifest:media-type="image/png"/>
  <manifest:file-entry manifest:full-path="Pictures/10000201000000AF000000ECC0E7945EFA352CE1.png" manifest:media-type="image/png"/>
  <manifest:file-entry manifest:full-path="Pictures/100002010000079E00000254E292891892F87E6D.png" manifest:media-type="image/png"/>
  <manifest:file-entry manifest:full-path="Pictures/1000020100000321000001BC17AE5830388F2B2E.png" manifest:media-type="image/png"/>
  <manifest:file-entry manifest:full-path="Pictures/100002010000079E0000025477B5EAA7122C72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8.501cm" table:align="margins"/>
    </style:style>
    <style:style style:name="Tableau1.A" style:family="table-column">
      <style:table-column-properties style:column-width="0.954cm" style:rel-column-width="3380*"/>
    </style:style>
    <style:style style:name="Tableau1.B" style:family="table-column">
      <style:table-column-properties style:column-width="7.735cm" style:rel-column-width="27397*"/>
    </style:style>
    <style:style style:name="Tableau1.C" style:family="table-column">
      <style:table-column-properties style:column-width="0.503cm" style:rel-column-width="1780*"/>
    </style:style>
    <style:style style:name="Tableau1.D" style:family="table-column">
      <style:table-column-properties style:column-width="2.369cm" style:rel-column-width="8391*"/>
    </style:style>
    <style:style style:name="Tableau1.E" style:family="table-column">
      <style:table-column-properties style:column-width="6.941cm" style:rel-column-width="2458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none" fo:border-bottom="none"/>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none"/>
    </style:style>
    <style:style style:name="Tableau2" style:family="table">
      <style:table-properties style:width="18.501cm" table:align="margins"/>
    </style:style>
    <style:style style:name="Tableau2.A" style:family="table-column">
      <style:table-column-properties style:column-width="2.642cm" style:rel-column-width="9362*"/>
    </style:style>
    <style:style style:name="Tableau2.G" style:family="table-column">
      <style:table-column-properties style:column-width="2.644cm" style:rel-column-width="9363*"/>
    </style:style>
    <style:style style:name="Tableau2.A1" style:family="table-cell">
      <style:table-cell-properties fo:padding="0.097cm" fo:border="none"/>
    </style:style>
    <style:style style:name="P1" style:family="paragraph" style:parent-style-name="Norm">
      <style:text-properties officeooo:paragraph-rsid="002c45fe"/>
    </style:style>
    <style:style style:name="P2" style:family="paragraph" style:parent-style-name="Norm">
      <style:paragraph-properties fo:text-align="center" style:justify-single-word="false"/>
    </style:style>
    <style:style style:name="P3" style:family="paragraph" style:parent-style-name="Norm">
      <style:paragraph-properties fo:text-align="center" style:justify-single-word="false"/>
      <style:text-properties style:font-name="Work Sans1" style:font-size-asian="10.5pt"/>
    </style:style>
    <style:style style:name="P4" style:family="paragraph" style:parent-style-name="Norm">
      <style:paragraph-properties fo:text-align="center" style:justify-single-word="false"/>
      <style:text-properties style:font-name="Work Sans1" officeooo:paragraph-rsid="002d344e" style:font-size-asian="10.5pt"/>
    </style:style>
    <style:style style:name="P5" style:family="paragraph" style:parent-style-name="Norm">
      <style:text-properties officeooo:paragraph-rsid="002d8cb8"/>
    </style:style>
    <style:style style:name="P6" style:family="paragraph" style:parent-style-name="Norm">
      <style:text-properties officeooo:rsid="003428ad" officeooo:paragraph-rsid="003428ad"/>
    </style:style>
    <style:style style:name="P7" style:family="paragraph" style:parent-style-name="Norm">
      <style:text-properties officeooo:rsid="003c5b0e" officeooo:paragraph-rsid="003c5b0e"/>
    </style:style>
    <style:style style:name="P8" style:family="paragraph" style:parent-style-name="Table_20_Contents">
      <style:paragraph-properties fo:text-align="center" style:justify-single-word="false"/>
      <style:text-properties style:font-name="Work Sans1" style:font-size-asian="10.5pt"/>
    </style:style>
    <style:style style:name="P9" style:family="paragraph" style:parent-style-name="TitreLecon" style:master-page-name="PremierePage">
      <style:paragraph-properties style:page-number="auto"/>
    </style:style>
    <style:style style:name="P10" style:family="paragraph" style:parent-style-name="Norm" style:list-style-name="Puce1"/>
    <style:style style:name="P11" style:family="paragraph" style:parent-style-name="Norm" style:master-page-name="PageInterieure">
      <style:paragraph-properties style:page-number="auto"/>
    </style:style>
    <style:style style:name="P12" style:family="paragraph" style:parent-style-name="Titre1">
      <style:text-properties officeooo:paragraph-rsid="002e474b"/>
    </style:style>
    <style:style style:name="T1" style:family="text">
      <style:text-properties officeooo:rsid="002c45fe"/>
    </style:style>
    <style:style style:name="T2" style:family="text">
      <style:text-properties fo:font-style="italic" style:font-style-asian="italic" style:font-style-complex="italic"/>
    </style:style>
    <style:style style:name="T3" style:family="text">
      <style:text-properties fo:font-style="italic" officeooo:rsid="002d8cb8" style:font-style-asian="italic" style:font-style-complex="italic"/>
    </style:style>
    <style:style style:name="T4" style:family="text">
      <style:text-properties fo:font-style="italic" style:font-style-asian="italic" style:font-weight-asian="normal" style:font-style-complex="italic"/>
    </style:style>
    <style:style style:name="T5" style:family="text">
      <style:text-properties fo:font-style="italic" officeooo:rsid="002d8cb8" style:font-style-asian="italic" style:font-weight-asian="normal" style:font-style-complex="italic"/>
    </style:style>
    <style:style style:name="T6" style:family="text">
      <style:text-properties officeooo:rsid="00128717"/>
    </style:style>
    <style:style style:name="T7" style:family="text">
      <style:text-properties officeooo:rsid="000e3ff7"/>
    </style:style>
    <style:style style:name="T8" style:family="text">
      <style:text-properties officeooo:rsid="000fa7f4"/>
    </style:style>
    <style:style style:name="T9" style:family="text">
      <style:text-properties officeooo:rsid="00128ccc"/>
    </style:style>
    <style:style style:name="T10" style:family="text">
      <style:text-properties style:font-weight-asian="bold" style:font-weight-complex="bold"/>
    </style:style>
    <style:style style:name="T11" style:family="text">
      <style:text-properties fo:font-style="normal" style:font-style-asian="normal" style:font-weight-asian="normal" style:font-style-complex="normal"/>
    </style:style>
    <style:style style:name="T12" style:family="text">
      <style:text-properties fo:font-style="normal" officeooo:rsid="002d8cb8" style:font-style-asian="normal" style:font-weight-asian="normal" style:font-style-complex="normal"/>
    </style:style>
    <style:style style:name="T13" style:family="text">
      <style:text-properties fo:font-style="normal" style:font-style-asian="normal" style:font-style-complex="normal"/>
    </style:style>
    <style:style style:name="T14" style:family="text">
      <style:text-properties officeooo:rsid="003358a8"/>
    </style:style>
    <style:style style:name="fr1" style:family="graphic" style:parent-style-name="Frame">
      <style:graphic-properties style:vertical-pos="from-top" style:vertical-rel="paragraph" style:horizontal-pos="from-left" style:horizontal-rel="paragraph" fo:background-color="#eeeeee" draw:fill="solid" draw:fill-color="#eeeeee" draw:fill-image-width="0cm" draw:fill-image-height="0cm" fo:padding="0.15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tructures de base <text:span text:style-name="T14">d’un programme</text:span></text:h>
      <text:p text:style-name="Norm">Un programme est un texte qui décrit un algorithme que l’on souhaite faire exécuter par une machine. Ce texte est écrit dans un langage particulier, appelé langage de programmation. Il existe plusieurs milliers de langages de programmation, parmi lesquels Python, Java, C, Caml, Fortran, Cobol, etc. Il n’est cependant pas nécessaire d’apprendre ces langages les uns après les autres, car ils sont tous plus ou moins organisés autour des mêmes notions : affectation, séquence, test, boucle, fonction, etc.</text:p>
      <text:p text:style-name="P6">Le langage principal qui sera utilisé durant ces deux années de spécialité NSI est le langage Python.</text:p>
      <text:p text:style-name="Norm"/>
      <text:p text:style-name="Norm">Apprendre la programmation, ce n’est pas seulement apprendre à écrire un programme, c’est aussi comprendre de quoi il est fait, comment il est fait et ce qu’il fait. Un programme est essentiellement constitué d’<text:span text:style-name="Gras"><text:span text:style-name="T10">expressions</text:span></text:span> et d’<text:span text:style-name="Gras"><text:span text:style-name="T10">instructions</text:span></text:span>. Nous introduisons dans ce cours trois instructions fondamentales que sont l<text:span text:style-name="Gras">’affectation</text:span> de variables, <text:span text:style-name="T6">le</text:span> <text:span text:style-name="Gras">test</text:span> <text:span text:style-name="T6">et la </text:span><text:span text:style-name="Gras"><text:span text:style-name="T6">boucle</text:span></text:span>.</text:p>
      <text:list xml:id="list3634028721" text:style-name="Numbering_20_1">
        <text:list-item>
          <text:h text:style-name="Titre1" text:outline-level="2">L’affectation de variables</text:h>
        </text:list-item>
      </text:list>
      <text:p text:style-name="Norm">L’essentiel du travail effectué par un programme d’ordinateur consiste à manipuler des données <text:span text:style-name="T7">organisées comme un ensemble de variable</text:span>. </text:p>
      <text:p text:style-name="Norm">Une variable apparaît dans un langage de programmation sous un nom de variable qui doit être explicite. <text:span text:style-name="T7">P</text:span>our l’ordinateur <text:span text:style-name="T7">ce nom est u</text:span>ne référence désignant une adresse mémoire, c’est-à-dire un emplacement précis dans la mémoire vive.</text:p>
      <text:p text:style-name="Norm">L’affectation <text:s/><text:span text:style-name="Code"><text:span text:style-name="T1"><text:s/>x</text:span></text:span><text:span text:style-name="Code"> = y + 3 </text:span><text:s/>est une instruction. Elle est composée d’une variable <text:span text:style-name="Reference">x </text:span>et d’une expression <text:span text:style-name="Reference">y+ 3</text:span> .</text:p>
      <text:p text:style-name="Norm"/>
      <text:h text:style-name="Titre2" text:outline-level="3">Les opérations</text:h>
      <text:h text:style-name="Titre2" text:outline-level="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2" office:value-type="string">
            <text:p text:style-name="P2"><text:span text:style-name="Gras">Opération sur des réels</text:span></text:p>
          </table:table-cell>
          <table:covered-table-cell/>
          <table:table-cell table:style-name="Tableau1.C1" office:value-type="string">
            <text:p text:style-name="P2"/>
          </table:table-cell>
          <table:table-cell table:style-name="Tableau1.D1" table:number-columns-spanned="2" office:value-type="string">
            <text:p text:style-name="P2"><text:span text:style-name="Gras">Opérations booléennes</text:span></text:p>
          </table:table-cell>
          <table:covered-table-cell/>
        </table:table-row>
        <table:table-row>
          <table:table-cell table:style-name="Tableau1.A2" office:value-type="string">
            <text:p text:style-name="P2"><text:span text:style-name="Reference">+</text:span></text:p>
          </table:table-cell>
          <table:table-cell table:style-name="Tableau1.A2" office:value-type="string">
            <text:p text:style-name="Norm">Addition</text:p>
          </table:table-cell>
          <table:table-cell table:style-name="Tableau1.C1" office:value-type="string">
            <text:p text:style-name="P2"/>
          </table:table-cell>
          <table:table-cell table:style-name="Tableau1.A2" office:value-type="string">
            <text:p text:style-name="P2"><text:span text:style-name="Reference">== </text:span></text:p>
          </table:table-cell>
          <table:table-cell table:style-name="Tableau1.E2" office:value-type="string">
            <text:p text:style-name="Norm">Egalité</text:p>
          </table:table-cell>
        </table:table-row>
        <table:table-row>
          <table:table-cell table:style-name="Tableau1.A2" office:value-type="string">
            <text:p text:style-name="P2"><text:span text:style-name="Reference">-</text:span></text:p>
          </table:table-cell>
          <table:table-cell table:style-name="Tableau1.A2" office:value-type="string">
            <text:p text:style-name="Norm">Soustraction</text:p>
          </table:table-cell>
          <table:table-cell table:style-name="Tableau1.C1" office:value-type="string">
            <text:p text:style-name="P2"/>
          </table:table-cell>
          <table:table-cell table:style-name="Tableau1.A2" office:value-type="string">
            <text:p text:style-name="P2"><text:span text:style-name="Reference">!=</text:span></text:p>
          </table:table-cell>
          <table:table-cell table:style-name="Tableau1.E2" office:value-type="string">
            <text:p text:style-name="Norm">Différence</text:p>
          </table:table-cell>
        </table:table-row>
        <table:table-row>
          <table:table-cell table:style-name="Tableau1.A2" office:value-type="string">
            <text:p text:style-name="P2"><text:span text:style-name="Reference">*</text:span></text:p>
          </table:table-cell>
          <table:table-cell table:style-name="Tableau1.A2" office:value-type="string">
            <text:p text:style-name="Norm">Multiplication</text:p>
          </table:table-cell>
          <table:table-cell table:style-name="Tableau1.C1" office:value-type="string">
            <text:p text:style-name="P2"/>
          </table:table-cell>
          <table:table-cell table:style-name="Tableau1.A2" office:value-type="string">
            <text:p text:style-name="P2"><text:span text:style-name="Reference">&lt;=</text:span></text:p>
          </table:table-cell>
          <table:table-cell table:style-name="Tableau1.E2" office:value-type="string">
            <text:p text:style-name="Norm">Infériorité ou égalité</text:p>
          </table:table-cell>
        </table:table-row>
        <table:table-row>
          <table:table-cell table:style-name="Tableau1.A2" office:value-type="string">
            <text:p text:style-name="P2"><text:span text:style-name="Reference">/</text:span></text:p>
          </table:table-cell>
          <table:table-cell table:style-name="Tableau1.A2" office:value-type="string">
            <text:p text:style-name="Norm">Division</text:p>
          </table:table-cell>
          <table:table-cell table:style-name="Tableau1.C1" office:value-type="string">
            <text:p text:style-name="P2"/>
          </table:table-cell>
          <table:table-cell table:style-name="Tableau1.A2" office:value-type="string">
            <text:p text:style-name="P2"><text:span text:style-name="Reference">&lt;</text:span></text:p>
          </table:table-cell>
          <table:table-cell table:style-name="Tableau1.E2" office:value-type="string">
            <text:p text:style-name="Norm">Infériorité stricte</text:p>
          </table:table-cell>
        </table:table-row>
        <table:table-row>
          <table:table-cell table:style-name="Tableau1.A2" office:value-type="string">
            <text:p text:style-name="P2"><text:span text:style-name="Reference">//</text:span></text:p>
          </table:table-cell>
          <table:table-cell table:style-name="Tableau1.A2" office:value-type="string">
            <text:p text:style-name="Norm">Quotient de la division euclidie<text:span text:style-name="T8">nne</text:span></text:p>
          </table:table-cell>
          <table:table-cell table:style-name="Tableau1.C1" office:value-type="string">
            <text:p text:style-name="P2"/>
          </table:table-cell>
          <table:table-cell table:style-name="Tableau1.A2" office:value-type="string">
            <text:p text:style-name="P2"><text:span text:style-name="Reference">&gt;=</text:span></text:p>
          </table:table-cell>
          <table:table-cell table:style-name="Tableau1.E2" office:value-type="string">
            <text:p text:style-name="Norm">Supériorité ou égalité</text:p>
          </table:table-cell>
        </table:table-row>
        <table:table-row>
          <table:table-cell table:style-name="Tableau1.A2" office:value-type="string">
            <text:p text:style-name="P2"><text:span text:style-name="Reference">%</text:span></text:p>
          </table:table-cell>
          <table:table-cell table:style-name="Tableau1.A2" office:value-type="string">
            <text:p text:style-name="Norm">Reste de la division euclidienne</text:p>
          </table:table-cell>
          <table:table-cell table:style-name="Tableau1.C1" office:value-type="string">
            <text:p text:style-name="P2"/>
          </table:table-cell>
          <table:table-cell table:style-name="Tableau1.A2" office:value-type="string">
            <text:p text:style-name="P2"><text:span text:style-name="Reference">&gt;</text:span></text:p>
          </table:table-cell>
          <table:table-cell table:style-name="Tableau1.E2" office:value-type="string">
            <text:p text:style-name="Norm">Supériorité stricte</text:p>
          </table:table-cell>
        </table:table-row>
        <table:table-row>
          <table:table-cell table:style-name="Tableau1.A2" office:value-type="string">
            <text:p text:style-name="P2"><text:span text:style-name="Reference">**</text:span></text:p>
          </table:table-cell>
          <table:table-cell table:style-name="Tableau1.A2" office:value-type="string">
            <text:p text:style-name="Norm">Puissance</text:p>
          </table:table-cell>
          <table:table-cell table:style-name="Tableau1.C1" office:value-type="string">
            <text:p text:style-name="P2"/>
          </table:table-cell>
          <table:table-cell table:style-name="Tableau1.A2" office:value-type="string">
            <text:p text:style-name="P2"><text:span text:style-name="Reference">and</text:span></text:p>
          </table:table-cell>
          <table:table-cell table:style-name="Tableau1.E2" office:value-type="string">
            <text:p text:style-name="Norm">Et logique</text:p>
          </table:table-cell>
        </table:table-row>
        <table:table-row>
          <table:table-cell table:style-name="Tableau1.A9" office:value-type="string">
            <text:p text:style-name="P2"><text:span text:style-name="Reference"/></text:p>
          </table:table-cell>
          <table:table-cell table:style-name="Tableau1.A9" office:value-type="string">
            <text:p text:style-name="Norm"/>
          </table:table-cell>
          <table:table-cell table:style-name="Tableau1.A9" office:value-type="string">
            <text:p text:style-name="P2"/>
          </table:table-cell>
          <table:table-cell table:style-name="Tableau1.A2" office:value-type="string">
            <text:p text:style-name="P2"><text:span text:style-name="Reference">or</text:span></text:p>
          </table:table-cell>
          <table:table-cell table:style-name="Tableau1.E2" office:value-type="string">
            <text:p text:style-name="Norm">Ou logique</text:p>
          </table:table-cell>
        </table:table-row>
      </table:table>
      <text:p text:style-name="Norm"/>
      <text:p text:style-name="Norm">Le résultat d’une expression booléenne en peut prendre que deux états, vrai (<text:span text:style-name="Reference">True </text:span>en python) ou faux (<text:span text:style-name="Reference">False</text:span>)</text:p>
      <text:p text:style-name="Norm"/>
      <text:p text:style-name="Norm"/>
      <text:p text:style-name="P11"/>
      <text:h text:style-name="Titre2" text:outline-level="3">Affectations multiples</text:h>
      <text:p text:style-name="P1"><text:span text:style-name="T1">O</text:span>n peut assigner une valeur à plusieurs variables simultanément. Exemple :</text:p>
      <text:p text:style-name="P1"/>
      <text:p text:style-name="P1"><text:span text:style-name="Code"><text:s/>&gt;&gt;&gt; x = y = 7 </text:span></text:p>
      <text:p text:style-name="P1"/>
      <text:p text:style-name="P1">On peut aussi effectuer des affectations parallèles à l’aide d’un seul opérateur :</text:p>
      <text:p text:style-name="P1"/>
      <text:p text:style-name="P1"><text:span text:style-name="Code"><text:s/>&gt;&gt;&gt; a, b = 4, 8.33 </text:span></text:p>
      <text:p text:style-name="Norm"/>
      <text:h text:style-name="Titre2" text:outline-level="3">Les bonne pratique de nommage</text:h>
      <text:list xml:id="list1879296534" text:style-name="Puce1">
        <text:list-item>
          <text:p text:style-name="P10">Un nom de variable est une séquence de lettres (a → z , A → Z) et de chiffres (0 → 9), qui doit toujours commencer par une lettre.</text:p>
        </text:list-item>
        <text:list-item>
          <text:p text:style-name="P10">Seules les lettres ordinaires sont autorisées. Les lettres accentuées, les cédilles, les espaces, les caractères spéciaux tels que $, #, @, etc. sont interdits, à l’exception du caractère _ (souligné).</text:p>
        </text:list-item>
        <text:list-item>
          <text:p text:style-name="P10">La casse est significative (les caractères majuscules et minuscules sont distingués).</text:p>
        </text:list-item>
        <text:list-item>
          <text:p text:style-name="P10">Le nommage des variables doit être le plus explicite possible afin de simplifier la compréhension d<text:span text:style-name="T9">u</text:span> programme</text:p>
        </text:list-item>
        <text:list-item>
          <text:p text:style-name="P10">Le nom d’une variable commence toujours par une minuscule</text:p>
        </text:list-item>
        <text:list-item>
          <text:p text:style-name="P10">Vous ne pouvez pas utiliser comme nom de variables les 33 « mots réservés » ci-dessous ( utilisés par le langage lui-même) :</text:p>
          <text:p text:style-name="P10"/>
        </text:list-item>
      </text:list>
      <table:table table:name="Tableau2" table:style-name="Tableau2">
        <table:table-column table:style-name="Tableau2.A" table:number-columns-repeated="6"/>
        <table:table-column table:style-name="Tableau2.G"/>
        <table:table-row>
          <table:table-cell table:style-name="Tableau2.A1" office:value-type="string">
            <text:p text:style-name="P3"><text:span text:style-name="Reference">and</text:span></text:p>
          </table:table-cell>
          <table:table-cell table:style-name="Tableau2.A1" office:value-type="string">
            <text:p text:style-name="P4"><text:span text:style-name="Reference">as</text:span></text:p>
          </table:table-cell>
          <table:table-cell table:style-name="Tableau2.A1" office:value-type="string">
            <text:p text:style-name="P3"><text:span text:style-name="Reference">assert</text:span></text:p>
          </table:table-cell>
          <table:table-cell table:style-name="Tableau2.A1" office:value-type="string">
            <text:p text:style-name="P3"><text:span text:style-name="Reference">break</text:span></text:p>
          </table:table-cell>
          <table:table-cell table:style-name="Tableau2.A1" office:value-type="string">
            <text:p text:style-name="P3"><text:span text:style-name="Reference">class</text:span></text:p>
          </table:table-cell>
          <table:table-cell table:style-name="Tableau2.A1" office:value-type="string">
            <text:p text:style-name="P3"><text:span text:style-name="Reference">continue</text:span></text:p>
          </table:table-cell>
          <table:table-cell table:style-name="Tableau2.A1" office:value-type="string">
            <text:p text:style-name="P3"><text:span text:style-name="Reference">def</text:span></text:p>
          </table:table-cell>
        </table:table-row>
        <table:table-row>
          <table:table-cell table:style-name="Tableau2.A1" office:value-type="string">
            <text:p text:style-name="P3"><text:span text:style-name="Reference">del</text:span></text:p>
          </table:table-cell>
          <table:table-cell table:style-name="Tableau2.A1" office:value-type="string">
            <text:p text:style-name="P4"><text:span text:style-name="Reference">elif</text:span></text:p>
          </table:table-cell>
          <table:table-cell table:style-name="Tableau2.A1" office:value-type="string">
            <text:p text:style-name="P4"><text:span text:style-name="Reference">else</text:span></text:p>
          </table:table-cell>
          <table:table-cell table:style-name="Tableau2.A1" office:value-type="string">
            <text:p text:style-name="P3"><text:span text:style-name="Reference">except</text:span></text:p>
          </table:table-cell>
          <table:table-cell table:style-name="Tableau2.A1" office:value-type="string">
            <text:p text:style-name="P3"><text:span text:style-name="Reference">False</text:span></text:p>
          </table:table-cell>
          <table:table-cell table:style-name="Tableau2.A1" office:value-type="string">
            <text:p text:style-name="P3"><text:span text:style-name="Reference">finally</text:span></text:p>
          </table:table-cell>
          <table:table-cell table:style-name="Tableau2.A1" office:value-type="string">
            <text:p text:style-name="P3"><text:span text:style-name="Reference">for</text:span></text:p>
          </table:table-cell>
        </table:table-row>
        <table:table-row>
          <table:table-cell table:style-name="Tableau2.A1" office:value-type="string">
            <text:p text:style-name="P3"><text:span text:style-name="Reference">from</text:span></text:p>
          </table:table-cell>
          <table:table-cell table:style-name="Tableau2.A1" office:value-type="string">
            <text:p text:style-name="P3"><text:span text:style-name="Reference">global</text:span></text:p>
          </table:table-cell>
          <table:table-cell table:style-name="Tableau2.A1" office:value-type="string">
            <text:p text:style-name="P4"><text:span text:style-name="Reference">if</text:span></text:p>
          </table:table-cell>
          <table:table-cell table:style-name="Tableau2.A1" office:value-type="string">
            <text:p text:style-name="P3"><text:span text:style-name="Reference">import</text:span></text:p>
          </table:table-cell>
          <table:table-cell table:style-name="Tableau2.A1" office:value-type="string">
            <text:p text:style-name="P4"><text:span text:style-name="Reference">in</text:span></text:p>
          </table:table-cell>
          <table:table-cell table:style-name="Tableau2.A1" office:value-type="string">
            <text:p text:style-name="P4"><text:span text:style-name="Reference">is</text:span></text:p>
          </table:table-cell>
          <table:table-cell table:style-name="Tableau2.A1" office:value-type="string">
            <text:p text:style-name="P3"><text:span text:style-name="Reference">lambda</text:span></text:p>
          </table:table-cell>
        </table:table-row>
        <table:table-row>
          <table:table-cell table:style-name="Tableau2.A1" office:value-type="string">
            <text:p text:style-name="P4"><text:span text:style-name="Reference">None</text:span></text:p>
          </table:table-cell>
          <table:table-cell table:style-name="Tableau2.A1" office:value-type="string">
            <text:p text:style-name="P3"><text:span text:style-name="Reference">nonlocal</text:span></text:p>
          </table:table-cell>
          <table:table-cell table:style-name="Tableau2.A1" office:value-type="string">
            <text:p text:style-name="P3"><text:span text:style-name="Reference">not</text:span></text:p>
          </table:table-cell>
          <table:table-cell table:style-name="Tableau2.A1" office:value-type="string">
            <text:p text:style-name="P4"><text:span text:style-name="Reference">or</text:span></text:p>
          </table:table-cell>
          <table:table-cell table:style-name="Tableau2.A1" office:value-type="string">
            <text:p text:style-name="P4"><text:span text:style-name="Reference">pass</text:span></text:p>
          </table:table-cell>
          <table:table-cell table:style-name="Tableau2.A1" office:value-type="string">
            <text:p text:style-name="P3"><text:span text:style-name="Reference">raise</text:span></text:p>
          </table:table-cell>
          <table:table-cell table:style-name="Tableau2.A1" office:value-type="string">
            <text:p text:style-name="P3"><text:span text:style-name="Reference">return</text:span></text:p>
          </table:table-cell>
        </table:table-row>
        <table:table-row>
          <table:table-cell table:style-name="Tableau2.A1" office:value-type="string">
            <text:p text:style-name="P4"><text:span text:style-name="Reference">True</text:span></text:p>
          </table:table-cell>
          <table:table-cell table:style-name="Tableau2.A1" office:value-type="string">
            <text:p text:style-name="P4"><text:span text:style-name="Reference">try</text:span></text:p>
          </table:table-cell>
          <table:table-cell table:style-name="Tableau2.A1" office:value-type="string">
            <text:p text:style-name="P3"><text:span text:style-name="Reference">while</text:span></text:p>
          </table:table-cell>
          <table:table-cell table:style-name="Tableau2.A1" office:value-type="string">
            <text:p text:style-name="P3"><text:span text:style-name="Reference">with</text:span></text:p>
          </table:table-cell>
          <table:table-cell table:style-name="Tableau2.A1" office:value-type="string">
            <text:p text:style-name="P3"><text:span text:style-name="Reference">yield</text:span></text:p>
          </table:table-cell>
          <table:table-cell table:style-name="Tableau2.A1" office:value-type="string">
            <text:p text:style-name="P8"><text:span text:style-name="Reference"/></text:p>
          </table:table-cell>
          <table:table-cell table:style-name="Tableau2.A1" office:value-type="string">
            <text:p text:style-name="P8"><text:span text:style-name="Reference"/></text:p>
          </table:table-cell>
        </table:table-row>
      </table:table>
      <text:list xml:id="list145414396855587" text:continue-list="list3634028721" text:style-name="Numbering_20_1">
        <text:list-item>
          <text:h text:style-name="P12" text:outline-level="2">Le test </text:h>
        </text:list-item>
      </text:list>
      <text:p text:style-name="Norm">Si nous voulons pouvoir écrire des applications véritablement utiles, il nous faut des technique permettant d’aiguiller le déroulement du programme dans différentes directions, en fonction des circonstances rencontrées. </text:p>
      <text:p text:style-name="Norm">En Python, la syntaxe d’une instruction conditionnelle est montrée dans le script à gauche. Remarquez les points suivants :</text:p>
      <text:list xml:id="list145415151774570" text:continue-list="list1879296534" text:style-name="Puce1">
        <text:list-item>
          <text:p text:style-name="P10"><draw:frame draw:style-name="fr1" draw:name="Cadre1" text:anchor-type="paragraph" svg:x="-0.131cm" svg:y="0.45cm" svg:width="4.572cm" draw:z-index="0"><draw:text-box fo:min-height="3.874cm"><text:p text:style-name="Norm"><text:span text:style-name="Reference"><text:span text:style-name="T11">i</text:span></text:span><text:span text:style-name="Reference"><text:span text:style-name="T13">f </text:span></text:span><text:span text:style-name="Reference"><text:span text:style-name="T2">expression</text:span></text:span><text:span text:style-name="Reference"><text:span text:style-name="T13"> :</text:span></text:span></text:p><text:p text:style-name="Norm"><text:span text:style-name="Reference"><text:span text:style-name="T13"><text:s/><text:tab/></text:span></text:span><text:span text:style-name="Reference"><text:span text:style-name="T4">Instruction1</text:span></text:span></text:p><text:p text:style-name="Norm"><text:span text:style-name="Reference"><text:span text:style-name="T13"><text:s/><text:tab/></text:span></text:span><text:span text:style-name="Reference"><text:span text:style-name="T4">Instruction2</text:span></text:span></text:p><text:p text:style-name="Norm"><text:span text:style-name="Reference"><text:span text:style-name="T13"><text:s/><text:tab/></text:span></text:span><text:span text:style-name="Reference"><text:span text:style-name="T5">I</text:span></text:span><text:span text:style-name="Reference"><text:span text:style-name="T4">nstruction3</text:span></text:span></text:p><text:p text:style-name="Norm"><text:span text:style-name="Reference"><text:span text:style-name="T13">else :</text:span></text:span></text:p><text:p text:style-name="P5"><text:span text:style-name="Reference"><text:span text:style-name="T13"><text:s/><text:tab/></text:span></text:span><text:span text:style-name="Reference"><text:span text:style-name="T4">Instruction</text:span></text:span><text:span text:style-name="Reference"><text:span text:style-name="T5">4</text:span></text:span></text:p><text:p text:style-name="P5"><text:span text:style-name="Reference"><text:span text:style-name="T13"><text:s/><text:tab/></text:span></text:span><text:span text:style-name="Reference"><text:span text:style-name="T3">I</text:span></text:span><text:span text:style-name="Reference"><text:span text:style-name="T4">nstruction</text:span></text:span><text:span text:style-name="Reference"><text:span text:style-name="T5">5</text:span></text:span></text:p></draw:text-box></draw:frame>la ligne de test commence par if, et la condition est suivie d’un deux points (indispensable, sinon Python arrêtera le script avec une erreur de syntaxe).</text:p>
        </text:list-item>
        <text:list-item>
          <text:p text:style-name="P10">les instructions 1, 2 et 3 sont celles qui seront exécutées si la condition est vraie (True)</text:p>
        </text:list-item>
        <text:list-item>
          <text:p text:style-name="P10">Ces instructions doivent être indentées (décalées vers la droite) du même nombre de tabulation pour indiquer qu’elles font partie du même if. </text:p>
        </text:list-item>
        <text:list-item>
          <text:p text:style-name="P10">La partie « else instruction4 instruction5 » est facultative. Ces instructions seront exécutées seulement si la condition qui suit le if est fausse (False)</text:p>
        </text:list-item>
        <text:list-item>
          <text:p text:style-name="P10"><text:soft-page-break/>Le mot else doit être suivi d’un deux-points ; il doit être aligné avec le if auquel il correspond.</text:p>
        </text:list-item>
        <text:list-item>
          <text:p text:style-name="P10">Lorsqu’on veut enchaîner plusieurs tests, on peut utiliser l’instruction elif, qui est la contraction de else if. Cette instruction doit être alignée avec le if correspondant, et elle doit être suivie d’une condition, puis d’un deux-points et après d’instructions indentées, comme pour un if. Les instructions seront exécutées si la condition qui suit le if est fausse, mais que la condition qui suit le elif est vraie.</text:p>
        </text:list-item>
      </text:list>
      <text:list xml:id="list145413872598118" text:continue-list="list145414396855587" text:style-name="Numbering_20_1">
        <text:list-item>
          <text:h text:style-name="Titre1" text:outline-level="2">La boucle</text:h>
        </text:list-item>
      </text:list>
      <text:p text:style-name="Norm">En programmation, on appelle boucle un système d’instructions qui permet de répéter un certain nombre de fois (voire indéfiniment) toute une série d’opérations. Python propose deux instructions particulières pour construire des boucles : l’instruction <text:span text:style-name="Reference">for </text:span>et l’instruction <text:span text:style-name="Reference">while</text:span></text:p>
      <text:p text:style-name="Norm"/>
      <text:h text:style-name="Titre2" text:outline-level="3"><draw:frame draw:style-name="fr1" draw:name="Cadre2" text:anchor-type="paragraph" svg:x="13.926cm" svg:y="0.041cm" svg:width="4.572cm" draw:z-index="1"><draw:text-box fo:min-height="3.159cm"><text:p text:style-name="Norm"><text:span text:style-name="Reference"><text:span text:style-name="T12">while</text:span></text:span><text:span text:style-name="Reference"><text:span text:style-name="T13"> </text:span></text:span><text:span text:style-name="Reference"><text:span text:style-name="T2">expression</text:span></text:span><text:span text:style-name="Reference"><text:span text:style-name="T13"> :</text:span></text:span></text:p><text:p text:style-name="Norm"><text:span text:style-name="Reference"><text:span text:style-name="T13"><text:s/><text:tab/></text:span></text:span><text:span text:style-name="Reference"><text:span text:style-name="T4">Instruction1</text:span></text:span></text:p><text:p text:style-name="Norm"><text:span text:style-name="Reference"><text:span text:style-name="T13"><text:s/><text:tab/></text:span></text:span><text:span text:style-name="Reference"><text:span text:style-name="T4">Instruction2</text:span></text:span></text:p><text:p text:style-name="Norm"><text:span text:style-name="Reference"><text:span text:style-name="T13"><text:s/><text:tab/></text:span></text:span><text:span text:style-name="Reference"><text:span text:style-name="T5">I</text:span></text:span><text:span text:style-name="Reference"><text:span text:style-name="T4">nstruction3</text:span></text:span></text:p><text:p text:style-name="P5"><text:span text:style-name="Reference"><text:span text:style-name="T4">Instruction</text:span></text:span><text:span text:style-name="Reference"><text:span text:style-name="T5">4</text:span></text:span></text:p><text:p text:style-name="P5"><text:span text:style-name="Reference"><text:span text:style-name="T3">I</text:span></text:span><text:span text:style-name="Reference"><text:span text:style-name="T4">nstruction</text:span></text:span><text:span text:style-name="Reference"><text:span text:style-name="T5">5</text:span></text:span></text:p></draw:text-box></draw:frame>La boucle non bornée While</text:h>
      <text:p text:style-name="Norm">Le mot <text:span text:style-name="Reference">while</text:span> signifie « tant que » en anglais. Cette instruction répéte continuellement le bloc d’instructions qui suit, tant que l’expression est vraie</text:p>
      <text:p text:style-name="Norm"/>
      <text:p text:style-name="Norm"/>
      <text:p text:style-name="Norm"/>
      <text:h text:style-name="Titre2" text:outline-level="3">la boucle bornée for</text:h>
      <text:p text:style-name="Norm">La syntaxe d’une boucle for est montrée à gauche.</text:p>
      <text:p text:style-name="Norm"><draw:frame draw:style-name="fr1" draw:name="Cadre3" text:anchor-type="paragraph" svg:x="13.339cm" svg:y="0.132cm" svg:width="5.202cm" draw:z-index="5"><draw:text-box fo:min-height="3.482cm"><text:p text:style-name="Norm"><text:span text:style-name="Reference"><text:span text:style-name="T12">for i in range(e,e’) :</text:span></text:span></text:p><text:p text:style-name="Norm"><text:span text:style-name="Reference"><text:span text:style-name="T13"><text:s/><text:tab/></text:span></text:span><text:span text:style-name="Reference"><text:span text:style-name="T4">Instruction1</text:span></text:span></text:p><text:p text:style-name="Norm"><text:span text:style-name="Reference"><text:span text:style-name="T13"><text:s/><text:tab/></text:span></text:span><text:span text:style-name="Reference"><text:span text:style-name="T4">Instruction2</text:span></text:span></text:p><text:p text:style-name="Norm"><text:span text:style-name="Reference"><text:span text:style-name="T13"><text:s/></text:span></text:span><text:span text:style-name="Reference"><text:span text:style-name="T4">Instruction</text:span></text:span><text:span text:style-name="Reference"><text:span text:style-name="T5">3</text:span></text:span></text:p><text:p text:style-name="P5"><text:span text:style-name="Reference"><text:span text:style-name="T3">I</text:span></text:span><text:span text:style-name="Reference"><text:span text:style-name="T4">nstruction</text:span></text:span><text:span text:style-name="Reference"><text:span text:style-name="T5">4</text:span></text:span></text:p></draw:text-box></draw:frame><text:span text:style-name="Reference">i</text:span> est une variable, <text:span text:style-name="Reference">e</text:span> et <text:span text:style-name="Reference">e’</text:span> sont des expressions et <text:span text:style-name="Reference">instruction1</text:span>, <text:span text:style-name="Reference">instructions2</text:span> sont des instructions, appelée corps de cette boucle. C’est lui qui va s’exécuter autant de fois que précisé dans la boucle. Comme dans le cas des tests, le corps d’une boucle doit être indenté.</text:p>
      <text:p text:style-name="Norm">Cette boucle a pour effet d’exécuter le corps de boucle (n - m) fois, où m est la valeur de l’expression <text:span text:style-name="Reference">e</text:span> et n celle de l’expression <text:span text:style-name="Reference">e’</text:span> . Pour chaque tour de boucle la valeur de la variable i est successivement m, m + 1, ..., n − 1.</text:p>
      <text:p text:style-name="Norm"/>
      <text:p text:style-name="Norm">Par exemple, exécuter la boucle :</text:p>
      <text:p text:style-name="Norm"><text:span text:style-name="Code">for i in range(1,11):<text:tab/><text:tab/></text:span></text:p>
      <text:p text:style-name="Norm"><text:span text:style-name="Code"><text:tab/>print("allô ",end="")<text:tab/></text:span></text:p>
      <text:p text:style-name="Norm"><text:span text:style-name="Code">print("t’es où ?")<text:tab/><text:tab/><text:tab/></text:span></text:p>
      <text:p text:style-name="Norm"/>
      <text:p text:style-name="Norm">a pour effet d’afficher :</text:p>
      <text:p text:style-name="Norm"><text:span text:style-name="Code">allô allô allô allô allô allô allô allô allô allô t'es où ?</text:span></text:p>
      <text:list xml:id="list145415360567756" text:continue-numbering="true" text:style-name="Numbering_20_1">
        <text:list-item>
          <text:h text:style-name="Titre1" text:outline-level="2">Choisir entre une boucle for et la boucle while</text:h>
        </text:list-item>
      </text:list>
      <text:p text:style-name="P7">Si on connaît à l’avance le nombre de répétitions à effectuer, la boucle for est toute indi</text:p>
      <text:p text:style-name="P7">quée. À l’inverse, si la décision d’arrêter la boucle ne peut s’exprimer que par un test, c’est la boucle while qu’il faut chois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
      <style:text-properties officeooo:paragraph-rsid="002c45fe"/>
    </style:style>
    <style:style style:name="MT1" style:family="text">
      <style:text-properties officeooo:rsid="002c45f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ackground-color="transparent" style:dynamic-spacing="false" draw:fill="none" draw:fill-color="#729fcf"/>
      </style:header-style>
      <style:footer-style>
        <style:header-footer-properties fo:min-height="1.1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6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199cm"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0.3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5" text:anchor-type="paragraph" svg:x="0.093cm" svg:y="0.086cm" svg:width="1.716cm" svg:height="0.953cm" draw:z-index="0"><draw:image xlink:href="Pictures/1000020100000321000001BC17AE5830388F2B2E.png" xlink:type="simple" xlink:show="embed" xlink:actuate="onLoad" loext:mime-type="image/png"/></draw:frame><draw:frame draw:style-name="Mfr2" draw:name="Image6" text:anchor-type="paragraph" svg:x="15.007cm" svg:y="0.009cm" svg:width="3.327cm" svg:height="1.018cm" draw:z-index="0"><draw:image xlink:href="Pictures/100002010000079E0000025477B5EAA7122C728C.png" xlink:type="simple" xlink:show="embed" xlink:actuate="onLoad" loext:mime-type="image/png"/></draw:frame></text:p>
        <text:p text:style-name="Header"/>
      </style:header>
      <style:footer>
        <text:p text:style-name="Footer"/>
      </style:footer>
    </style:master-page>
    <style:master-page style:name="PremierePage" style:page-layout-name="Mpm2">
      <style:header>
        <text:p text:style-name="Header"><draw:frame draw:style-name="Mfr1" draw:name="Image8" text:anchor-type="paragraph" svg:x="0.093cm" svg:y="0.086cm" svg:width="1.716cm" svg:height="0.953cm" draw:z-index="2"><draw:image xlink:href="Pictures/1000020100000321000001BC17AE5830388F2B2E.png" xlink:type="simple" xlink:show="embed" xlink:actuate="onLoad" loext:mime-type="image/png"/></draw:frame><draw:frame draw:style-name="Mfr2" draw:name="Image7" text:anchor-type="paragraph" svg:x="15.007cm" svg:y="0.009cm" svg:width="3.327cm" svg:height="1.018cm" draw:z-index="3"><draw:image xlink:href="Pictures/100002010000079E00000254E292891892F87E6D.png" xlink:type="simple" xlink:show="embed" xlink:actuate="onLoad" loext:mime-type="image/png"/></draw:frame></text:p>
      </style:header>
      <style:footer>
        <text:p text:style-name="Norm"><draw:frame draw:style-name="Mfr1" draw:name="Image1" text:anchor-type="paragraph" svg:x="-0.026cm" svg:y="-0.021cm" svg:width="0.998cm" svg:height="1.346cm" draw:z-index="4"><draw:image xlink:href="Pictures/10000201000000AF000000ECC0E7945EFA352CE1.png" xlink:type="simple" xlink:show="embed" xlink:actuate="onLoad" loext:mime-type="image/png"/></draw:frame><text:s text:c="9"/><text:span text:style-name="MT1">1-</text:span> <text:span text:style-name="MT1">Structures de base</text:span><text:tab/><text:tab/><text:tab/><text:tab/><text:tab/><text:tab/><text:tab/><text:tab/><text:tab/><text:tab/><text:page-number text:select-page="current">1</text:page-number>/<text:page-count>3</text:page-count></text:p>
      </style:footer>
    </style:master-page>
    <style:master-page style:name="PageInterieur" style:hidden="true" style:page-layout-name="Mpm3" style:next-style-name="PremierePage">
      <style:footer>
        <text:p text:style-name="Footer"/>
      </style:footer>
    </style:master-page>
    <style:master-page style:name="PageInterieure" style:page-layout-name="Mpm4">
      <style:footer>
        <text:p text:style-name="MP1"><draw:frame draw:style-name="Mfr1" draw:name="Image2" text:anchor-type="paragraph" svg:x="-0.026cm" svg:y="-0.021cm" svg:width="0.998cm" svg:height="1.346cm" draw:z-index="7"><draw:image xlink:href="Pictures/10000201000000AF000000ECBEAFFD9D39FA09DA.png" xlink:type="simple" xlink:show="embed" xlink:actuate="onLoad" loext:mime-type="image/png"/></draw:frame><text:s text:c="9"/><text:span text:style-name="MT1">1- Structures de base</text:span><text:tab/><text:tab/><text:tab/><text:tab/><text:tab/><text:tab/><text:tab/><text:tab/><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1:31:00.087613897</meta:creation-date>
    <dc:date>2021-05-25T14:54:13.228265634</dc:date>
    <meta:editing-duration>PT3H7M29S</meta:editing-duration>
    <meta:editing-cycles>16</meta:editing-cycles>
    <meta:generator>LibreOffice/6.0.7.3$Linux_X86_64 LibreOffice_project/00m0$Build-3</meta:generator>
    <meta:document-statistic meta:table-count="2" meta:image-count="6" meta:object-count="0" meta:page-count="3" meta:paragraph-count="134" meta:word-count="1038" meta:character-count="6293" meta:non-whitespace-character-count="5328"/>
  </office:meta>
</office:document-meta>
</file>